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df614" officeooo:paragraph-rsid="000df614"/>
    </style:style>
    <style:style style:name="P2" style:family="paragraph" style:parent-style-name="Standard">
      <style:paragraph-properties fo:text-align="justify" style:justify-single-word="false"/>
      <style:text-properties officeooo:rsid="000df614" officeooo:paragraph-rsid="0015d1e8"/>
    </style:style>
    <style:style style:name="P3" style:family="paragraph" style:parent-style-name="Standard">
      <style:paragraph-properties fo:text-align="justify" style:justify-single-word="false"/>
      <style:text-properties officeooo:rsid="000df614" officeooo:paragraph-rsid="0017ceed"/>
    </style:style>
    <style:style style:name="P4" style:family="paragraph" style:parent-style-name="Standard">
      <style:paragraph-properties fo:text-align="justify" style:justify-single-word="false"/>
      <style:text-properties officeooo:rsid="000df614" officeooo:paragraph-rsid="0018255e"/>
    </style:style>
    <style:style style:name="P5" style:family="paragraph" style:parent-style-name="Standard">
      <style:paragraph-properties fo:text-align="justify" style:justify-single-word="false"/>
      <style:text-properties officeooo:rsid="000edb99" officeooo:paragraph-rsid="000edb99"/>
    </style:style>
    <style:style style:name="P6" style:family="paragraph" style:parent-style-name="Title">
      <style:paragraph-properties fo:text-align="center" style:justify-single-word="false"/>
    </style:style>
    <style:style style:name="P7" style:family="paragraph" style:parent-style-name="Heading_20_1">
      <style:paragraph-properties fo:text-align="justify" style:justify-single-word="false"/>
    </style:style>
    <style:style style:name="P8" style:family="paragraph" style:parent-style-name="Heading_20_2">
      <style:paragraph-properties fo:text-align="justify" style:justify-single-word="false"/>
    </style:style>
    <style:style style:name="T1" style:family="text">
      <style:text-properties officeooo:rsid="000edb99"/>
    </style:style>
    <style:style style:name="T2" style:family="text">
      <style:text-properties officeooo:rsid="00103038"/>
    </style:style>
    <style:style style:name="T3" style:family="text">
      <style:text-properties officeooo:rsid="0012ec8d"/>
    </style:style>
    <style:style style:name="T4" style:family="text">
      <style:text-properties officeooo:rsid="0014bd11"/>
    </style:style>
    <style:style style:name="T5" style:family="text">
      <style:text-properties officeooo:rsid="0015d1e8"/>
    </style:style>
    <style:style style:name="T6" style:family="text">
      <style:text-properties officeooo:rsid="001825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éance 2 : Introduction à XML</text:p>
      <text:p text:style-name="P1">Observer un document XML : L’année 1437 dans la pratique de Pierre Christofle, notaire du Châtelet d’Orléans, http://elec.enc.sorbonne.fr/christofle/index.html</text:p>
      <text:p text:style-name="P1"/>
      <text:h text:style-name="P7" text:outline-level="1">Définition.</text:h>
      <text:p text:style-name="P1">XML est un format de données pur, très simple et documenté, conçu pour la description des documents textuels. XML ne possède pas de jeu de balises prédéfini. NPC avec XML/TEI. Chacun pourrait appeler ses balises comme il veut.</text:p>
      <text:p text:style-name="P1">Une édition peut être normalisée, fac-similaire, </text:p>
      <text:p text:style-name="P1"/>
      <text:p text:style-name="P1">Un standard international</text:p>
      <text:p text:style-name="P1">Depuis 1998, XML est un langage libre et documenté. XML est également un langage standard respectant les recommandations du W3C (World Wide Web Consortium), il facilite :</text:p>
      <text:p text:style-name="P1">la lisibilité par les machines ou par l’œil humain ;</text:p>
      <text:p text:style-name="P1">l’échange de données ;</text:p>
      <text:p text:style-name="P1">la migration vers d’autres plates-formes, d’autres logiciels, d’autres formats.</text:p>
      <text:p text:style-name="P1">Le langage utilisé est un langage libre, documenté par ses créateurs comme par ses utilisateurs. XML n’est toutefois pas un langage de programmation &gt; c’est un langage statique = il décrit les données, ne les transforme pas, ne les change pas.</text:p>
      <text:p text:style-name="P1"/>
      <text:h text:style-name="P7" text:outline-level="1">Structure générale du XML</text:h>
      <text:p text:style-name="P1">Les données sont incluses dans le document XML sous forme de chaînes de caractères délimitées par un balisage les décrivant. L’unité de base qui comprend données et balisage est appelée élément. </text:p>
      <text:p text:style-name="P1">Exemple : &lt;nomElement&gt;chaineCaracteres&lt;/nomElement&gt;</text:p>
      <text:p text:style-name="P1"/>
      <text:p text:style-name="P1">Les éléments XML suivent un principe d’arborescence par imbrication, inclusif. Une grande balise va inclure toutes les données et à l’intérieur on va rajouter toutes les balises nécessaires selon un principe d’inclusion. Ils s’imbriquent tous les uns dans les autres comme des poupées russes. Toujours vérifier que les balises sont ouvertes et fermées.</text:p>
      <text:p text:style-name="P1">Exemple : &lt;elementParent&gt;&lt;elementEnfant&gt;chaineCaracteres&lt;/elementEnfant&gt;&lt;/elementParent&gt;</text:p>
      <text:p text:style-name="P1">Ainsi les éléments enfants héritent des propriétés des éléments parents.</text:p>
      <text:p text:style-name="P1">Attention à la casse (majuscule/minuscule). On peut attribuer deux valeurs mais il faut les séparer par un esapce</text:p>
      <text:p text:style-name="P1"/>
      <text:h text:style-name="P7" text:outline-level="1">Un peu d'Histoire...</text:h>
      <text:p text:style-name="P1">SGML (1970), Standard Generalized Markup Language; </text:p>
      <text:p text:style-name="P1">HTML, HyperText Markup Language: affiche des données notamment sur le Web ;</text:p>
      <text:p text:style-name="P1">XML, eXtensible Markup Language: contient et structure des données textuelles.</text:p>
      <text:p text:style-name="P1">Ancêtre qui a une gde puissance d’annotation qui donne naisance à HTML et XML. </text:p>
      <text:p text:style-name="P1">HTML une puissance moindre que SGML, c’est un petit bout. Il affiche les données dans le web. Il n’a qu’une optique = structurer du texte pour le mettre sur le web.</text:p>
      <text:p text:style-name="P1">XML est une simplification d’SGML avec quasiment la totalité des fonctionnalités de ce dernier. XML 1.0. Contrairement à HTML c’est un langage de balisage et sémantique. XSSL = feuille qui permet de gérer les affichages du texte. C’est un langage de conservation des données. </text:p>
      <text:p text:style-name="P1"><text:soft-page-break/></text:p>
      <text:h text:style-name="P7" text:outline-level="1">Les éléments XML</text:h>
      <text:h text:style-name="P8" text:outline-level="2">Éléments et attributs</text:h>
      <text:p text:style-name="P1">Les éléments</text:p>
      <text:p text:style-name="P1">&lt;element&gt;texte&lt;/element&gt; ou &lt;elementVide/&gt;</text:p>
      <text:p text:style-name="P1">Les éléments doivent tous strictement respecter le principe d'imbrication. Syntaxe : entre éléments ouvrants et fermants. Les éléments « vide » si on veut faire une édition qui veut rendre la mise en page d’un manuscrit on inscrit saut de ligne, il est vide dans le sens où il n’y a pas de texte. Les balises doivent respecter le principe d’imbrication.</text:p>
      <text:p text:style-name="P1"/>
      <text:p text:style-name="P1">Les attributs.</text:p>
      <text:p text:style-name="P5">Ce sont des spécifications que l’on peut apporter sur les éléments. </text:p>
      <text:p text:style-name="P1">On peut les ajouter dans les éléments = indiquer la valeur des attributs. On peut p<text:span text:style-name="T1">ou</text:span>r chaque élément mettre plusieurs attributs et chaque attribut plusieurs valeurs tant qu’elles sont séparées par des <text:span text:style-name="T1">virgules. </text:span></text:p>
      <text:p text:style-name="P1"><text:tab/><text:span text:style-name="T2">Ex : </text:span></text:p>
      <text:p text:style-name="P1">&lt;MiseEnValeur rendu="rouge italique" position="centrePage"&gt;texte&lt;/MiseEnValeur&gt;</text:p>
      <text:p text:style-name="P1">Un attribut rendu, un attribut rouge, un attribut position.</text:p>
      <text:p text:style-name="P1"/>
      <text:h text:style-name="P8" text:outline-level="2">Quelques règles importantes :</text:h>
      <text:p text:style-name="P1">- à chaque balise de début doit correspondre une fin de balise ;</text:p>
      <text:p text:style-name="P1">- les éléments peuvent être imbriqués les uns dans les autres, mais ils ne doivent pas se recouvrir ; (no overlap)</text:p>
      <text:p text:style-name="P1">- il ne doit y avoir qu’un seul élément racine (niveau 1 <text:span text:style-name="T3">du document</text:span>), <text:span text:style-name="T3">c’est la balise qui englobe l’ensemble du texte. </text:span></text:p>
      <text:p text:style-name="P1">- un élément ne doit pas avoir deux attributs avec le même nom.</text:p>
      <text:p text:style-name="P1"/>
      <text:p text:style-name="P1">Un encodage qui respecte ces grands principes du XML est dit bien formé. On ne peut pas mettre dans notre texte des caractères qui sont réserver au signalement des balises (&gt; / &amp; ) <text:span text:style-name="T4">sauf si on utilise des entités pour les appeler. On utilise une &amp; avant le nom de l’entité. </text:span></text:p>
      <text:p text:style-name="P2"><text:tab/><text:span text:style-name="T4">Ex : </text:span>&amp;amp; = &amp;</text:p>
      <text:p text:style-name="P2"><text:tab/> <text:s text:c="7"/>&lt; = &amp;lt;</text:p>
      <text:p text:style-name="P2"><text:tab/> <text:s text:c="7"/>&gt; = &amp;rt;</text:p>
      <text:p text:style-name="P3">Les entités sont des appels pour insérer dans le XML des caractères interdits ou bien des séquences de code définies au préalable dans une DTD (permet de définir ce qu’on définit dans notre XML). Au début ou à l’extérieur de notre XML ou intégrer des séquences de codes complètes. </text:p>
      <text:p text:style-name="P3">Astuce : convertisseur de caractères (pour obtenir le code hexadécimal), http://hapax.qc.ca/conversion.fr.html</text:p>
      <text:h text:style-name="P8" text:outline-level="2">Les commentaires</text:h>
      <text:p text:style-name="P1">&lt;!-- texteCommentaire --&gt;</text:p>
      <text:p text:style-name="P1"><text:span text:style-name="T5">Le commentaire</text:span> ne sert à rien pour l’ordinateur <text:span text:style-name="T5">et n’apporte aucune modification du rendu à l’écran pour le lecteur</text:span> mais va nous aider à nous repérer dans notre code.</text:p>
      <text:p text:style-name="P1"/>
      <text:p text:style-name="P1"/>
      <text:p text:style-name="P1"/>
      <text:h text:style-name="P8" text:outline-level="2"><text:soft-page-break/>Instruction de traitement et déclaration XML</text:h>
      <text:p text:style-name="P1">&lt;?xml version="1.0" encoding="UTF-8"?&gt;</text:p>
      <text:p text:style-name="P1"/>
      <text:p text:style-name="P1">Les instructions de traitement sont un autre moyen de fournir des informations aux applications auxquelles est destiné le document. Une instruction de traitement commence par « &lt; ? » et se termine par « ?&gt; ». <text:span text:style-name="T6">Elle p</text:span>ermet de dire qu’on est en train d’écrire du XML à l’ordinateur.</text:p>
      <text:p text:style-name="P1"/>
      <text:p text:style-name="P1">Ces dernières sont des balises et pas des éléments. Elles doivent donc être en dehors d'une balise.</text:p>
      <text:p text:style-name="P4">Les instructions de traitement les plus courantes sont l'appel d'une feuille de style, d'un schéma et l'appel d'une version de XML. </text:p>
      <text:p text:style-name="P4">/!\ Ces appels doivent être placés avant l'élément racine.</text:p>
      <text:p text:style-name="P1"/>
      <text:h text:style-name="Heading_20_2" text:outline-level="2">Les sections CDATA</text:h>
      <text:p text:style-name="P1">&lt;![CDATA [TexteBrut]]&gt;</text:p>
      <text:p text:style-name="P1"/>
      <text:p text:style-name="P1">Tout ce qui est compris dans ces balises est traité comme des données textuelles brutes, <text:span text:style-name="T6">cela signifie qu’elles ne sont pas encodées et qu’on peut y insérer des programmes par exemple.</text:span></text:p>
      <text:p text:style-name="P1"/>
      <text:p text:style-name="P1"><text:a xlink:type="simple" xlink:href="https://www.youtube.com/watch?v=ROncl_rr1z4&amp;list=PL77mHK9JuenN9NXeXXQbVcUORz7Hzk" text:style-name="Internet_20_link" text:visited-style-name="Visited_20_Internet_20_Link">https://www.youtube.com/watch?v=ROncl_rr1z4&amp;list=PL77mHK9JuenN9NXeXXQbVcUORz7Hzk</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09:22:16.979456980</meta:creation-date>
    <dc:date>2018-11-06T09:32:42.441578725</dc:date>
    <meta:editing-duration>PT11M30S</meta:editing-duration>
    <meta:editing-cycles>11</meta:editing-cycles>
    <meta:generator>LibreOffice/5.3.7.2$MacOSX_X86_64 LibreOffice_project/6b8ed514a9f8b44d37a1b96673cbbdd077e24059</meta:generator>
    <meta:document-statistic meta:table-count="0" meta:image-count="0" meta:object-count="0" meta:page-count="3" meta:paragraph-count="60" meta:word-count="911" meta:character-count="5850" meta:non-whitespace-character-count="4968"/>
  </office:meta>
</office:document-meta>
</file>